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4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string" table:style-name="ce4">
            <text:p>(Java-2)1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375" table:style-name="ce5">
            <text:p>0,375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2.33" table:style-name="ce5">
            <text:p>2,33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5" table:style-name="ce5">
            <text:p>0,5</text:p>
          </table:table-cell>
          <table:table-cell office:value-type="float" office:value="635" table:style-name="ce5">
            <text:p>635</text:p>
          </table:table-cell>
          <table:table-cell office:value-type="float" office:value="70.55" table:style-name="ce5">
            <text:p>70,55</text:p>
          </table:table-cell>
          <table:table-cell office:value-type="float" office:value="18" table:style-name="ce5">
            <text:p>18</text:p>
          </table:table-cell>
          <table:table-cell office:value-type="float" office:value="188" table:style-name="ce5">
            <text:p>18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43"/>
        </table:table-row>
        <table:table-row table:style-name="ro1">
          <table:table-cell office:value-type="string" table:style-name="ce5">
            <text:p>(Pyhton)1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38" table:style-name="ce5">
            <text:p>0,38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2.33" table:style-name="ce5">
            <text:p>2,33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5" table:style-name="ce5">
            <text:p>0,5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53.7</text:p>
          </table:table-cell>
          <table:table-cell office:value-type="float" office:value="12" table:style-name="ce5">
            <text:p>12</text:p>
          </table:table-cell>
          <table:table-cell office:value-type="float" office:value="110" table:style-name="ce5">
            <text:p>1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Can</meta:initial-creator>
    <dc:creator>Can Bağırgan</dc:creator>
    <meta:creation-date>2020-11-22T17:04:44Z</meta:creation-date>
    <dc:date>2022-01-16T09:29:41Z</dc:date>
  </office:meta>
</office:document-meta>
</file>